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 Member
"Due to limited supply, these are being
distributed with priority to small children—."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 Member
"Otherwise, we're distributing them to those
who can't wait—."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 Member
"Here you go—. Apologies for the
inconvenience—."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 Member
"Erm..."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 Member
"You can take one if you can't wait."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